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 style:writing-mode="page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 style:writing-mode="page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 style:writing-mode="page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d721e" officeooo:paragraph-rsid="000d721e" style:font-weight-asian="normal" style:font-weight-complex="normal"/>
    </style:style>
    <style:style style:name="P5" style:family="paragraph" style:parent-style-name="Standard">
      <style:paragraph-properties fo:text-align="start" style:justify-single-word="false" fo:padding="0in" fo:border="none" style:join-border="false"/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Contents_20_1"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f3c0"/>
    </style:style>
    <style:style style:name="T3" style:family="text">
      <style:text-properties officeooo:rsid="000d75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text:line-break/></text:p>
      <table:table table:name="Table2" table:style-name="Table2">
        <table:table-column table:style-name="Table2.A"/>
        <table:table-row table:style-name="TableLine94757101492672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757101309648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757101533712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757101534288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75710153486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757101535712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757101536352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75710153699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757101537680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757101538288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75710153889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757101539584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7571015402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757101540960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757101541648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757101542336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757101543024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75710154398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757101544672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757101545360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7571015460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757101546800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757101547520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7571015482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757101548960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7571015496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wotime,date=True)&gt;">&lt;formatLang(o.meeting_id.date,date=True)&gt;</text:text-input></text:p>
      <text:p text:style-name="P2"/>
      <table:table table:name="Table1" table:style-name="Table1">
        <table:table-column table:style-name="Table1.A"/>
        <table:table-row table:style-name="TableLine94757101550352"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 table:style-name="TableLine94757101553328">
          <table:table-cell table:style-name="Table1.A2" office:value-type="string">
            <text:p text:style-name="P2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757101561984"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 table:style-name="TableLine94757101562464"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 table:style-name="TableLine94757101563040"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 table:style-name="TableLine94757101563568"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4">Blalblabla.<text:span text:style-name="T3">Blablabli</text:span></text:p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<text:soft-page-break/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text:text-input text:description="&lt;/if&gt;">&lt;/if&gt;</text:text-input></text:p>
      <text:p text:style-name="P5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text:s/><text:span text:style-name="T2">| </text:span>OG : <text:text-input text:description="&lt;line.va_os&gt;">va_os</text:text-input><text:s/><text:text-input text:description="&lt;if test=&quot;line.qualif_os&quot;&gt;">if qualif_os</text:text-input><text:s/>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as_od == line.as_os&quot;&gt;">&lt;when test="line.as_od == line.as_os"&gt;</text:text-input></text:p>
      <text:p text:style-name="P9">ODG : <text:text-input text:description="&lt;line.as_od&gt;">a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iop_od == line.iop_os&quot;&gt;">&lt;when test="line.iop_od == line.iop_os"&gt;</text:text-input></text:p>
      <text:p text:style-name="P2">TO: ODG: <text:text-input text:description="&lt;line.iop_od&gt;">&lt;line.iop_od&gt;</text:text-input>, à l'aplanation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TO : OD: <text:text-input text:description="&lt;line.iop_od&gt;">&lt;line.iop_od&gt;</text:text-input><text:s text:c="2"/>|  OG:<text:text-input text:description="&lt;line.iop_os&gt;">&lt;line.iop_os&gt;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ps_od == line.ps_os&quot;&gt;">&lt;when test="line.ps_od == line.ps_os"&gt;</text:text-input></text:p>
      <text:p text:style-name="P9">ODG : <text:text-input text:description="&lt;line.ps_od&gt;">p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757101564624">
          <table:table-cell table:style-name="Table3.A1" table:number-columns-spanned="3" office:value-type="string">
            <text:p text:style-name="P8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757101745312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757101747552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ext:soft-page-break/>
        <table:table-row table:style-name="TableLine94757101749072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757101754688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757101759904">
          <table:table-cell table:style-name="Table3.A1" office:value-type="string">
            <text:p text:style-name="P6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757101762432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1T00:33:35</meta:creation-date>
    <meta:generator>LibreOffice/6.4.7.2$Linux_X86_64 LibreOffice_project/40$Build-2</meta:generator>
    <dc:date>2021-11-27T10:11:51.322261501</dc:date>
    <meta:editing-duration>P1DT2H5M23S</meta:editing-duration>
    <meta:editing-cycles>193</meta:editing-cycles>
    <meta:document-statistic meta:table-count="3" meta:image-count="0" meta:object-count="0" meta:page-count="3" meta:paragraph-count="122" meta:word-count="812" meta:character-count="4091" meta:non-whitespace-character-count="3818"/>
  </office:meta>
</office:document-meta>
</file>